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3fcf61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19" style:family="paragraph" style:parent-style-name="Standard">
      <style:text-properties officeooo:paragraph-rsid="0033dccf"/>
    </style:style>
    <style:style style:name="P20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22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24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25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26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27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28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2bf83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3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3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3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Требования СП.</text:p>
      <text:p text:style-name="P2"/>
      <text:p text:style-name="P10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1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4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4">5.4.14 Прокладку сетей внутреннего водопровода следует предусматривать с уклоном не менее 0,002.</text:p>
      <text:p text:style-name="P15">5.4.15 При стесненных условиях допускается прокладка сетей внутреннего водопровода с уклоном не менее 0,001.</text:p>
      <text:p text:style-name="P15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2">7.1.5 Установку запорной арматуры на внутренних водопроводных сетях следует предусматривать:</text:p>
      <text:p text:style-name="P12">...</text:p>
      <text:p text:style-name="P13">на ответвлениях, питающих пять водоразборных точек и более;</text:p>
      <text:p text:style-name="P13">…</text:p>
      <text:p text:style-name="P13"/>
      <text:p text:style-name="P16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3">8.<text:span text:style-name="T12">3</text:span>.6 Применять прямые крестовины при расположении их в горизонтальной плоскости не допускается.</text:p>
      <text:p text:style-name="P13"/>
      <text:h text:style-name="P36" text:outline-level="1"><text:span text:style-name="T2">Хотелки</text:span><text:span text:style-name="T1">.</text:span></text:h>
      <text:p text:style-name="P1"/>
      <text:p text:style-name="P3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3">Вентили ставить с рычагом, а не с бабочкой.</text:p>
      <text:p text:style-name="P4">Термостат на гигиенический душ.</text:p>
      <text:p text:style-name="P7">Фильтр тонкой очистки для увлажнителя, <text:span text:style-name="T5">фильтр деионизации.</text:span></text:p>
      <text:p text:style-name="P9">Регулятор расхода на полотенцесушитель - ?</text:p>
      <text:p text:style-name="P7"/>
      <text:p text:style-name="P8">Обратные клапаны на канализацию:</text:p>
      <text:list xml:id="list4935008970056251220" text:style-name="L1">
        <text:list-item>
          <text:p text:style-name="P21">унитаз;</text:p>
        </text:list-item>
        <text:list-item>
          <text:p text:style-name="P21">общий на вывод 50 мм;</text:p>
        </text:list-item>
        <text:list-item>
          <text:p text:style-name="P21">по одному на стиралку, сушилку и посудомойку.</text:p>
        </text:list-item>
      </text:list>
      <text:h text:style-name="P37" text:outline-level="1"><text:span text:style-name="T3">Точки водоснабжения</text:span><text:span text:style-name="T1">.</text:span></text:h>
      <text:p text:style-name="Standard"/>
      <text:p text:style-name="P4"><text:soft-page-break/>Холодная вода:</text:p>
      <text:list xml:id="list6109542670080074230" text:style-name="L2">
        <text:list-item>
          <text:p text:style-name="P22">унитаз;</text:p>
        </text:list-item>
        <text:list-item>
          <text:p text:style-name="P22">гигиенический душ;</text:p>
        </text:list-item>
        <text:list-item>
          <text:p text:style-name="P22">смеситель на раковине в туалете;</text:p>
        </text:list-item>
        <text:list-item>
          <text:p text:style-name="P25">нагреватель проточный — <text:span text:style-name="T11">не менее 6 кВт</text:span>;</text:p>
        </text:list-item>
        <text:list-item>
          <text:p text:style-name="P23">смеситель на <text:span text:style-name="T6">ванне;</text:span></text:p>
        </text:list-item>
        <text:list-item>
          <text:p text:style-name="P27">смеситель на раковине в ванной;</text:p>
        </text:list-item>
        <text:list-item>
          <text:p text:style-name="P27">смеситель на мойке в кухне;</text:p>
        </text:list-item>
      </text:list>
      <text:p text:style-name="P18"/>
      <text:p text:style-name="P6">Холодная вода <text:span text:style-name="T9">после фильтра деионизации</text:span>:</text:p>
      <text:list xml:id="list6692960641787873105" text:style-name="L3">
        <text:list-item>
          <text:p text:style-name="P26">установка увлажнения;</text:p>
        </text:list-item>
        <text:list-item>
          <text:p text:style-name="P30">стиральная машина;</text:p>
        </text:list-item>
        <text:list-item>
          <text:p text:style-name="P29">посудомоечная машина;</text:p>
        </text:list-item>
      </text:list>
      <text:list xml:id="list225153456680975" text:continue-list="list6109542670080074230" text:style-name="L2">
        <text:list-header>
          <text:p text:style-name="P22"/>
        </text:list-header>
      </text:list>
      <text:p text:style-name="P5"><text:span text:style-name="T7">Горячая</text:span> вода:</text:p>
      <text:list xml:id="list225155156987348" text:continue-numbering="true" text:style-name="L2">
        <text:list-item>
          <text:p text:style-name="P24">гигиенический душ;</text:p>
        </text:list-item>
        <text:list-item>
          <text:p text:style-name="P24">смеситель на раковине в туалете;</text:p>
        </text:list-item>
        <text:list-item>
          <text:p text:style-name="P24">смеситель на <text:span text:style-name="T6">ванне;</text:span></text:p>
        </text:list-item>
        <text:list-item>
          <text:p text:style-name="P28">смеситель на раковине в ванной;</text:p>
        </text:list-item>
        <text:list-item>
          <text:p text:style-name="P28">смеситель на мойке в кухне.</text:p>
        </text:list-item>
      </text:list>
      <text:p text:style-name="P17"/>
      <text:h text:style-name="P38" text:outline-level="1"><text:span text:style-name="T3">Точки водо</text:span><text:span text:style-name="T4">отведения</text:span><text:span text:style-name="T1">.</text:span></text:h>
      <text:p text:style-name="P19"/>
      <text:list xml:id="list2035968618298632627" text:style-name="L4">
        <text:list-item>
          <text:p text:style-name="P31">раковина в туалете — <text:span text:style-name="T10">32 мм</text:span>;</text:p>
        </text:list-item>
        <text:list-item>
          <text:p text:style-name="P32">установка увлажнения;</text:p>
        </text:list-item>
        <text:list-item>
          <text:p text:style-name="P33">фильтры тонкой очистки - ?</text:p>
        </text:list-item>
        <text:list-item>
          <text:p text:style-name="P32">стиральная машина — <text:span text:style-name="T10">32 мм</text:span>;</text:p>
        </text:list-item>
        <text:list-item>
          <text:p text:style-name="P32">сушильная машина — <text:span text:style-name="T10">32 мм</text:span>;</text:p>
        </text:list-item>
        <text:list-item>
          <text:p text:style-name="P32">ванна — <text:span text:style-name="T10">50 мм</text:span>;</text:p>
        </text:list-item>
        <text:list-item>
          <text:p text:style-name="P32">раковина в ванной — <text:span text:style-name="T10">40 мм</text:span>;</text:p>
        </text:list-item>
        <text:list-item>
          <text:p text:style-name="P32">мойка на кухне — <text:span text:style-name="T10">40 или 50 мм</text:span>;</text:p>
        </text:list-item>
        <text:list-item>
          <text:p text:style-name="P32">посудомоечная машина — <text:span text:style-name="T10">32 мм</text:span>.</text:p>
        </text:list-item>
      </text:list>
      <text:p text:style-name="P17"/>
      <text:p text:style-name="P17"/>
      <text:p text:style-name="P17"/>
      <text:p text:style-name="P17"/>
      <text:p text:style-name="P17"/>
      <text:list xml:id="list225153867717989" text:continue-list="list225155156987348" text:style-name="L2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4-17T22:51:53.131418014</dc:date>
    <meta:editing-duration>PT4H26M52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387" meta:character-count="2766" meta:non-whitespace-character-count="2452"/>
  </office:meta>
</office:document-meta>
</file>